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" svg:font-family="Courier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simple CoreASM spec to test if the engine can properly load ODT modules.</text:p>
      <text:p text:style-name="Standard">Here we go:</text:p>
      <text:p text:style-name="Standard"/>
      <text:p text:style-name="CoreASM_20_Code">CoreASM TestModules</text:p>
      <text:p text:style-name="CoreASM_20_Code"/>
      <text:p text:style-name="CoreASM_20_Code">use Standard</text:p>
      <text:p text:style-name="CoreASM_20_Code">use Modularity</text:p>
      <text:p text:style-name="CoreASM_20_Code"/>
      <text:p text:style-name="CoreASM_20_Code">init MainRule</text:p>
      <text:p text:style-name="CoreASM_20_Code"/>
      <text:p text:style-name="Standard">Now we define our main rule!</text:p>
      <text:p text:style-name="Standard"/>
      <text:p text:style-name="CoreASM_20_Code">rule MainRule = {</text:p>
      <text:p text:style-name="CoreASM_20_Code"><text:tab/>// print “You got it Mr. “ + generateAName + “!”</text:p>
      <text:p text:style-name="CoreASM_20_Code"><text:tab/>if (generateAName memberof setOfNames) then</text:p>
      <text:p text:style-name="CoreASM_20_Code"><text:tab/><text:tab/>R2</text:p>
      <text:p text:style-name="CoreASM_20_Code"><text:tab/>else</text:p>
      <text:p text:style-name="CoreASM_20_Code"><text:tab/><text:tab/>print “Oh no!”</text:p>
      <text:p text:style-name="CoreASM_20_Code"><text:tab/>program(self) := undef</text:p>
      <text:p text:style-name="CoreASM_20_Code">}</text:p>
      <text:p text:style-name="CoreASM_20_Code"/>
      <text:p text:style-name="CoreASM_20_Code"/>
      <text:p text:style-name="Standard">and the module? Ok, we load it here:</text:p>
      <text:p text:style-name="Standard"/>
      <text:p text:style-name="CoreASM_20_Code">include “module-030-a.odt”</text:p>
      <text:p text:style-name="CoreASM_20_Code"/>
      <text:p text:style-name="Standard">That should be it! :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" svg:font-family="Courier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reASM_20_Code" style:display-name="CoreASM Code" style:family="paragraph" style:parent-style-name="Standard" style:class="text">
      <style:text-properties style:font-name="Courie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ozbeh Farahbod</meta:initial-creator>
    <meta:creation-date>2009-07-31T11:59:21</meta:creation-date>
    <dc:date>2009-07-31T13:40:52</dc:date>
    <dc:creator>Roozbeh Farahbod</dc:creator>
    <meta:editing-duration>PT00H25M28S</meta:editing-duration>
    <meta:editing-cycles>10</meta:editing-cycles>
    <meta:generator>OpenOffice.org/3.1$Unix OpenOffice.org_project/310m11$Build-9399</meta:generator>
    <dc:description>Roozbeh Farahbod, 2009
roozbeh@coreasm.org</dc:description>
    <dc:title>CoreASM Test 030</dc:title>
    <meta:document-statistic meta:table-count="0" meta:image-count="0" meta:object-count="0" meta:page-count="1" meta:paragraph-count="18" meta:word-count="81" meta:character-count="422"/>
  </office:meta>
</office:document-meta>
</file>